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46cm" fo:break-before="auto" style:use-optimal-row-height="true"/>
    </style:style>
    <style:style style:name="ro10" style:family="table-row">
      <style:table-row-properties style:row-height="1.111cm" fo:break-before="auto" style:use-optimal-row-height="true"/>
    </style:style>
    <style:style style:name="ro11" style:family="table-row">
      <style:table-row-properties style:row-height="1.637cm" fo:break-before="auto" style:use-optimal-row-height="true"/>
    </style:style>
    <style:style style:name="ro12" style:family="table-row">
      <style:table-row-properties style:row-height="2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2-14_21-11-59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0" office:value-type="string">
            <text:p>2023-02-15_09-47-1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2-15_02-50-25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2-14_13-46-2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2-14_21-11-58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 office:value-type="string">
            <text:p>2023-02-15_00-55-2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8" office:value-type="string">
            <text:p>2023-02-15_00-55-3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2-15_00-55-37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m #*# RES / free# S87DP9 記事読み / id=BP37(browser=yan) / media=ei / theme=ガザ：占領者による襲撃,content=~ / genre=~ / other=~">
            <text:p>:m #*# RES / free# S87DP9 記事読み / id=BP37(browser=yan) / media=ei / theme=ガザ：占領者による襲撃,content=~ / genre=~ / 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 office:value-type="string">
            <text:p>2023-02-15_00-56-0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2-14_15-17-50_000.jpg</text:p>
          </table:table-cell>
          <table:table-cell table:style-name="ce26" office:value-type="string">
            <text:p>:m #*# RES / free# S87DP9 記事読み / id=BP37(browser=yan) / media=ei / theme=ガザ：占領者による襲撃,content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free# S87DP9 記事読み / id=BP37(browser=yan) / media=ei / theme=ガザ：占領者による襲撃,content=~ / genre=~ / other=~">
            <text:p>:m #*# RES / free# S87DP9 記事読み / id=BP37(browser=yan) / media=ei / theme=ガザ：占領者による襲撃,content=~ / genre=~ /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7" office:value-type="string">
            <text:p>2023-02-14_16-51-51_000.jpg</text:p>
          </table:table-cell>
          <table:table-cell table:style-name="ce26" office:value-type="string">
            <text:p>:m 1*2 RES / free / res-id=N3Y7 / theme=楕円型表面への光線：焦点はどこか / genre=mullihag:gwanghag,content=楕円：接線：一般式；楕円の接線：に、直交する線；,w=~ / session-number=~ / doc=~,other=from:c-id.57095;file+;graph+;q+:(x=1/2*a)のとき：各線の方程式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2 RES / free / res-id=N3Y7 / theme=楕円型表面への光線：焦点はどこか / genre=mullihag:gwanghag,content=楕円：接線：一般式；楕円の接線：に、直交する線；,w=~ / session-number=~ / doc=~,other=from:c-id.57095;file+;graph+;q+:(x=1/2*a)のとき：各線の方程式">
            <text:p>:m 1*2 RES / free / res-id=N3Y7 / theme=楕円型表面への光線：焦点はどこか / genre=mullihag:gwanghag,content=楕円：接線：一般式；楕円の接線：に、直交する線；,w=~ / session-number=~ / doc=~,other=from:c-id.57095;file+;graph+;q+:(x=1/2*a)のとき：各線の方程式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2-14_16-52-17_000.jpg</text:p>
          </table:table-cell>
          <table:table-cell table:style-name="ce26" office:value-type="string">
            <text:p>:m 2*2 RES / free / res-id=N3Y7 / theme=楕円型表面への光線：焦点はどこか / genre=mullihag:gwanghag,content=,w=~ / session-number=~ / doc=~,other=q+:q-id.15DA(dhadiyd):楕円上の点Pに対する法線と、y軸に平行で、点Pを通る直線との、成す角。の、角度;q+:q-id.5T0V(dhadiyd):法線とy軸との交点。の、座標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2*2 RES / free / res-id=N3Y7 / theme=楕円型表面への光線：焦点はどこか / genre=mullihag:gwanghag,content=,w=~ / session-number=~ / doc=~,other=q+:q-id.15DA(dhadiyd):楕円上の点Pに対する法線と、y軸に平行で、点Pを通る直線との、成す角。の、角度;q+:q-id.5T0V(dhadiyd):法線とy軸との交点。の、座標">
            <text:p>:m 2*2 RES / free / res-id=N3Y7 / theme=楕円型表面への光線：焦点はどこか / genre=mullihag:gwanghag,content=,w=~ / session-number=~ / doc=~,other=q+:q-id.15DA(dhadiyd):楕円上の点Pに対する法線と、y軸に平行で、点Pを通る直線との、成す角。の、角度;q+:q-id.5T0V(dhadiyd):法線とy軸との交点。の、座標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2-14_17-26-07_000.jpg</text:p>
          </table:table-cell>
          <table:table-cell table:style-name="ce26" office:value-type="string">
            <text:p>:m 1*1 RES / free / res-id=N3Y7 / theme=楕円型表面への光線：焦点はどこか / genre=mullihag:gwanghag,content=,w=~ / session-number=~ / doc=~,other=graph+:楕円の円周：の上の点：に対する、接線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free / res-id=N3Y7 / theme=楕円型表面への光線：焦点はどこか / genre=mullihag:gwanghag,content=,w=~ / session-number=~ / doc=~,other=graph+:楕円の円周：の上の点：に対する、接線">
            <text:p>:m 1*1 RES / free / res-id=N3Y7 / theme=楕円型表面への光線：焦点はどこか / genre=mullihag:gwanghag,content=,w=~ / session-number=~ / doc=~,other=graph+:楕円の円周：の上の点：に対する、接線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8" office:value-type="string">
            <text:p>2023-02-15_09-53-1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8" office:value-type="string">
            <text:p>2023-02-15_11-56-20_000.jpg</text:p>
          </table:table-cell>
          <table:table-cell table:style-name="ce26" office:value-type="string">
            <text:p>:m 1*1 RES / JVEMV6 64#218_chosenjin_gyakusatsu / 『関東大震災　「朝鮮人虐殺の真実」』 著者=工藤美代子,校注=~,出版社=産経新聞出版 / p.64 / w=,topic=甲申政変,publisher=~,other=timeline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1*1 RES / JVEMV6 64#218_chosenjin_gyakusatsu / 『関東大震災　「朝鮮人虐殺の真実」』 著者=工藤美代子,校注=~,出版社=産経新聞出版 / p.64 / w=,topic=甲申政変,publisher=~,other=timeline+">
            <text:p>:m 1*1 RES / JVEMV6 64#218_chosenjin_gyakusatsu / 『関東大震災　「朝鮮人虐殺の真実」』 著者=工藤美代子,校注=~,出版社=産経新聞出版 / p.64 / w=,topic=甲申政変,publisher=~,other=timeline+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4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1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5">2023/02/15</text:date>, <text:time>12:39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5T12:39:42.41</dc:date>
    <dc:creator>iwabuchi ken</dc:creator>
    <meta:editing-duration>P53DT22H8M35S</meta:editing-duration>
    <meta:editing-cycles>17375</meta:editing-cycles>
    <meta:document-statistic meta:table-count="2" meta:cell-count="924" meta:object-count="0"/>
    <meta:user-defined meta:name="qrichtext">1</meta:user-defined>
  </office:meta>
</office:document-meta>
</file>